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46c" officeooo:paragraph-rsid="0017f46c"/>
    </style:style>
    <style:style style:name="P2" style:family="paragraph" style:parent-style-name="Standard">
      <style:text-properties officeooo:rsid="0017f46c" officeooo:paragraph-rsid="001c2b7c"/>
    </style:style>
    <style:style style:name="P3" style:family="paragraph" style:parent-style-name="Standard">
      <style:text-properties officeooo:paragraph-rsid="0017f46c"/>
    </style:style>
    <style:style style:name="P4" style:family="paragraph" style:parent-style-name="Standard" style:list-style-name="L3">
      <style:text-properties officeooo:paragraph-rsid="0017f46c"/>
    </style:style>
    <style:style style:name="P5" style:family="paragraph" style:parent-style-name="Standard" style:list-style-name="L7">
      <loext:graphic-properties draw:fill="none"/>
      <style:paragraph-properties fo:background-color="transparent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32bd" officeooo:paragraph-rsid="001c2b7c" style:text-blinking="false" fo:background-color="transparent"/>
    </style:style>
    <style:style style:name="P6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32bd" style:text-blinking="false" fo:background-color="transparent"/>
    </style:style>
    <style:style style:name="P7" style:family="paragraph" style:parent-style-name="Standard" style:list-style-name="L4">
      <style:text-properties officeooo:paragraph-rsid="0017f46c"/>
    </style:style>
    <style:style style:name="P8" style:family="paragraph" style:parent-style-name="Standard" style:list-style-name="L4">
      <style:text-properties officeooo:rsid="001832bd" officeooo:paragraph-rsid="001832bd"/>
    </style:style>
    <style:style style:name="P9" style:family="paragraph" style:parent-style-name="Standard" style:list-style-name="L4">
      <style:text-properties officeooo:rsid="0018c81f" officeooo:paragraph-rsid="0018c81f"/>
    </style:style>
    <style:style style:name="P10" style:family="paragraph" style:parent-style-name="Standard" style:list-style-name="L6">
      <style:text-properties officeooo:rsid="0018c81f" officeooo:paragraph-rsid="001c2b7c"/>
    </style:style>
    <style:style style:name="P11" style:family="paragraph" style:parent-style-name="Standard">
      <style:text-properties officeooo:paragraph-rsid="001c2b7c"/>
    </style:style>
    <style:style style:name="P12" style:family="paragraph" style:parent-style-name="Standard" style:list-style-name="L8">
      <style:text-properties officeooo:paragraph-rsid="001c2b7c"/>
    </style:style>
    <style:style style:name="P13" style:family="paragraph" style:parent-style-name="Standard" style:list-style-name="L10">
      <style:text-properties officeooo:paragraph-rsid="001c2b7c"/>
    </style:style>
    <style:style style:name="P14" style:family="paragraph" style:parent-style-name="Standard" style:list-style-name="L11">
      <style:text-properties officeooo:paragraph-rsid="001c2b7c"/>
    </style:style>
    <style:style style:name="P15" style:family="paragraph" style:parent-style-name="Standard" style:list-style-name="L12">
      <style:text-properties officeooo:paragraph-rsid="001c2b7c"/>
    </style:style>
    <style:style style:name="P16" style:family="paragraph" style:parent-style-name="Standard" style:list-style-name="L4" style:master-page-name="">
      <loext:graphic-properties draw:fill="none"/>
      <style:paragraph-properties fo:margin-left="3.9cm" fo:margin-right="0cm" fo:text-indent="0cm" style:auto-text-indent="false" style:page-number="auto" fo:background-color="transparent"/>
    </style:style>
    <style:style style:name="P17" style:family="paragraph" style:parent-style-name="Standard" style:list-style-name="L6" style:master-page-name="">
      <loext:graphic-properties draw:fill="none"/>
      <style:paragraph-properties fo:margin-left="3.9cm" fo:margin-right="0cm" fo:text-indent="0cm" style:auto-text-indent="false" style:page-number="auto" fo:background-color="transparent"/>
      <style:text-properties officeooo:paragraph-rsid="001c2b7c"/>
    </style:style>
    <style:style style:name="P18" style:family="paragraph" style:parent-style-name="Standard" style:master-page-name="">
      <loext:graphic-properties draw:fill="none"/>
      <style:paragraph-properties fo:margin-left="3.9cm" fo:margin-right="0cm" fo:text-indent="0cm" style:auto-text-indent="false" style:page-number="auto" fo:background-color="transparent"/>
    </style:style>
    <style:style style:name="P19" style:family="paragraph" style:parent-style-name="Standard">
      <loext:graphic-properties draw:fill="none"/>
      <style:paragraph-properties fo:margin-left="3.9cm" fo:margin-right="0cm" fo:text-indent="0cm" style:auto-text-indent="false" fo:background-color="transparent"/>
    </style:style>
    <style:style style:name="P20" style:family="paragraph" style:parent-style-name="Standard">
      <loext:graphic-properties draw:fill="none"/>
      <style:paragraph-properties fo:margin-left="3.9cm" fo:margin-right="0cm" fo:text-indent="0cm" style:auto-text-indent="false" fo:background-color="transparent"/>
      <style:text-properties officeooo:paragraph-rsid="001c2b7c"/>
    </style:style>
    <style:style style:name="P21" style:family="paragraph" style:parent-style-name="Standard" style:master-page-name="">
      <loext:graphic-properties draw:fill="none"/>
      <style:paragraph-properties fo:margin-left="3.9cm" fo:margin-right="0cm" fo:text-indent="0cm" style:auto-text-indent="false" style:page-number="auto" fo:background-color="transparent"/>
      <style:text-properties officeooo:paragraph-rsid="001c2b7c"/>
    </style:style>
    <style:style style:name="P22" style:family="paragraph" style:parent-style-name="Standard" style:master-page-name="">
      <loext:graphic-properties draw:fill="none"/>
      <style:paragraph-properties fo:margin-left="5.001cm" fo:margin-right="0cm" fo:text-indent="0cm" style:auto-text-indent="false" style:page-number="auto" fo:background-color="transparent"/>
    </style:style>
    <style:style style:name="P23" style:family="paragraph" style:parent-style-name="Standard">
      <loext:graphic-properties draw:fill="none"/>
      <style:paragraph-properties fo:margin-left="5.001cm" fo:margin-right="0cm" fo:text-indent="0cm" style:auto-text-indent="false" fo:background-color="transparent"/>
    </style:style>
    <style:style style:name="P24" style:family="paragraph" style:parent-style-name="Standard">
      <loext:graphic-properties draw:fill="none"/>
      <style:paragraph-properties fo:margin-left="5.001cm" fo:margin-right="0cm" fo:text-indent="0cm" style:auto-text-indent="false" fo:background-color="transparent"/>
      <style:text-properties officeooo:paragraph-rsid="001c2b7c"/>
    </style:style>
    <style:style style:name="P25" style:family="paragraph" style:parent-style-name="Standard" style:master-page-name="">
      <loext:graphic-properties draw:fill="none"/>
      <style:paragraph-properties fo:margin-left="5.001cm" fo:margin-right="0cm" fo:text-indent="0cm" style:auto-text-indent="false" style:page-number="auto" fo:background-color="transparent"/>
      <style:text-properties officeooo:paragraph-rsid="001c2b7c"/>
    </style:style>
    <style:style style:name="P26" style:family="paragraph" style:parent-style-name="Standard" style:master-page-name="">
      <loext:graphic-properties draw:fill="none"/>
      <style:paragraph-properties fo:margin-left="5.5cm" fo:margin-right="0cm" fo:text-indent="0cm" style:auto-text-indent="false" style:page-number="auto" fo:background-color="transparent"/>
    </style:style>
    <style:style style:name="P27" style:family="paragraph" style:parent-style-name="Standard">
      <loext:graphic-properties draw:fill="none"/>
      <style:paragraph-properties fo:margin-left="5.5cm" fo:margin-right="0cm" fo:text-indent="0cm" style:auto-text-indent="false" fo:background-color="transparent"/>
    </style:style>
    <style:style style:name="P28" style:family="paragraph" style:parent-style-name="Standard">
      <loext:graphic-properties draw:fill="none"/>
      <style:paragraph-properties fo:margin-left="5.5cm" fo:margin-right="0cm" fo:text-indent="0cm" style:auto-text-indent="false" fo:background-color="transparent"/>
      <style:text-properties officeooo:paragraph-rsid="001c2b7c"/>
    </style:style>
    <style:style style:name="P29" style:family="paragraph" style:parent-style-name="Standard" style:master-page-name="">
      <loext:graphic-properties draw:fill="none"/>
      <style:paragraph-properties fo:margin-left="5.5cm" fo:margin-right="0cm" fo:text-indent="0cm" style:auto-text-indent="false" style:page-number="auto" fo:background-color="transparent"/>
      <style:text-properties officeooo:paragraph-rsid="001c2b7c"/>
    </style:style>
    <style:style style:name="T1" style:family="text">
      <style:text-properties officeooo:rsid="0017f46c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7f46c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32b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c81f" style:text-blinking="false" fo:background-color="transparent" loext:char-shading-value="0"/>
    </style:style>
    <style:style style:name="T6" style:family="text">
      <style:text-properties fo:font-variant="normal" fo:text-transform="none" fo:color="#9cdcfe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dcdcaa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569cd6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10" style:family="text">
      <style:text-properties fo:color="#9cdcfe" loext:opacity="100%"/>
    </style:style>
    <style:style style:name="T11" style:family="text">
      <style:text-properties fo:color="#dcdcaa" loext:opacity="100%"/>
    </style:style>
    <style:style style:name="T12" style:family="text">
      <style:text-properties fo:color="#569cd6" loext:opacity="100%"/>
    </style:style>
    <style:style style:name="T13" style:family="text">
      <style:text-properties fo:color="#c586c0" loext:opacity="100%"/>
    </style:style>
    <style:style style:name="T14" style:family="text">
      <style:text-properties fo:color="#ce9178" loext:opacity="100%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Если у вас нет проекта с предыдущего занятия товыполните следующее</text:span></text:p>
      <text:list xml:id="list301277243" text:style-name="L3">
        <text:list-item>
          <text:p text:style-name="P4"><text:span text:style-name="T3">Клонируйте репозиторий </text:span><text:a xlink:type="simple" xlink:href="https://github.com/womenInIt/restfull_api" text:style-name="Internet_20_link" text:visited-style-name="Visited_20_Internet_20_Link">https://github.com/womenInIt/restfull_api</text:a></text:p>
        </text:list-item>
        <text:list-item>
          <text:p text:style-name="P4"><text:span text:style-name="T2">установите все пакеты, необходимые для проекта с помощью npm install</text:span></text:p>
        </text:list-item>
      </text:list>
      <text:p text:style-name="P1">Задания:</text:p>
      <text:list xml:id="list2471041444" text:style-name="L4">
        <text:list-item>
          <text:p text:style-name="P7"><text:bookmark text:name="docs-internal-guid-78086627-7fff-3a63-d7be-6a5090d6f634"/><text:span text:style-name="T3">откройте package.json и найдите команду для запуска проекта в режиме dev, запустите проект, откройте swagger интерфейс, проверьте какие конечные точки работают а какие нет (end points)</text:span></text:p>
        </text:list-item>
        <text:list-item>
          <text:p text:style-name="P8"><text:span text:style-name="T2">создайте новую точку доступа для удаления цитаты (idea). Учтите, что если пользователь хочет удалить не существующую цитату, надо вывести ошибку!</text:span></text:p>
          <text:p text:style-name="P16">ideas = ideas.filter(x =&gt; x.id != req.params.id);<text:span text:style-name="T4"> </text:span></text:p>
        </text:list-item>
        <text:list-item>
          <text:p text:style-name="P8"><text:span text:style-name="T2">Создайте новую точку доступа для изменения уже существующей цитаты. Учтите, что нельзя изменять поле ID не при каких обстоятельствах! </text:span></text:p>
          <text:p text:style-name="P9"><text:span text:style-name="T2">Поэтому проверьте, есть ли в модели поле id, если есть верните ошибку,</text:span></text:p>
        </text:list-item>
      </text:list>
      <text:p text:style-name="P18">ideas.forEach(x =&gt; {</text:p>
      <text:p text:style-name="P22">if (x.id == req.params.id) {</text:p>
      <text:p text:style-name="P26">x.text = req.body.text;</text:p>
      <text:p text:style-name="P27">x.autor = req.body.autor;</text:p>
      <text:p text:style-name="P27">x.type = req.body.type;</text:p>
      <text:p text:style-name="P23">}</text:p>
      <text:p text:style-name="P19">});</text:p>
      <text:p text:style-name="P6"/>
      <text:p text:style-name="P6"/>
      <text:p text:style-name="P6"/>
      <text:p text:style-name="P11"><text:span text:style-name="T1">Если у вас нет проекта с предыдущего занятия товыполните следующее</text:span></text:p>
      <text:list xml:id="list1301420589" text:style-name="L8">
        <text:list-item>
          <text:p text:style-name="P12"><text:span text:style-name="T3">Клонируйте репозиторий </text:span><text:a xlink:type="simple" xlink:href="https://github.com/womenInIt/restfull_api" text:style-name="Internet_20_link" text:visited-style-name="Visited_20_Internet_20_Link">https://github.com/womenInIt/restfull_api</text:a></text:p>
        </text:list-item>
        <text:list-item>
          <text:p text:style-name="P12"><text:span text:style-name="T2">установите все пакеты, необходимые для проекта с помощью npm install</text:span></text:p>
        </text:list-item>
      </text:list>
      <text:p text:style-name="P2">Задания:</text:p>
      <text:list xml:id="list3740415521" text:style-name="L12">
        <text:list-item>
          <text:p text:style-name="P15"><text:bookmark text:name="docs-internal-guid-78086627-7fff-3a63-d7be-6a5090d6f6341"/><text:span text:style-name="T3">откройте package.json и найдите команду для запуска проекта в режиме dev, запустите проект, откройте swagger интерфейс, проверьте какие конечные точки работают а какие нет (end points)</text:span></text:p>
        </text:list-item>
      </text:list>
      <text:list xml:id="list2261034658" text:style-name="L11">
        <text:list-item>
          <text:p text:style-name="P14"><text:span text:style-name="T4">создайте новую точку доступа для удаления цитаты (idea). Учтите, что если пользователь хочет удалить не существующую цитату, надо вывести ошибку!</text:span></text:p>
        </text:list-item>
      </text:list>
      <text:list xml:id="list2203532704" text:style-name="L6">
        <text:list-header>
          <text:p text:style-name="P17">ideas = ideas.filter(x =&gt; x.id != req.params.id);<text:span text:style-name="T4"> </text:span></text:p>
        </text:list-header>
      </text:list>
      <text:list xml:id="list864592159" text:style-name="L10">
        <text:list-item>
          <text:p text:style-name="P13"><text:span text:style-name="T4">Создайте новую точку доступа для изменения уже существующей цитаты. Учтите, что нельзя изменять поле ID не при каких обстоятельствах! </text:span></text:p>
        </text:list-item>
      </text:list>
      <text:list xml:id="list214151174962690" text:continue-list="list2203532704" text:style-name="L6">
        <text:list-header>
          <text:p text:style-name="P10"><text:span text:style-name="T2">Поэтому проверьте, есть ли в модели поле id, если есть верните ошибку,</text:span></text:p>
        </text:list-header>
      </text:list>
      <text:p text:style-name="P21">ideas.forEach(x =&gt; {</text:p>
      <text:p text:style-name="P25">if (x.id == req.params.id) {</text:p>
      <text:p text:style-name="P29">x.text = req.body.text;</text:p>
      <text:p text:style-name="P28">x.autor = req.body.autor;</text:p>
      <text:p text:style-name="P28">x.type = req.body.type;</text:p>
      <text:p text:style-name="P24">}</text:p>
      <text:p text:style-name="P20">});</text:p>
      <text:list xml:id="list1248011379" text:style-name="L7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lv" fo:country="LV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lv" fo:country="LV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468cm" fo:margin-right="2.01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19:53:43.271361357</meta:creation-date>
    <meta:print-date>2021-08-31T21:39:33.500126494</meta:print-date>
    <dc:date>2021-08-31T21:41:50.319288497</dc:date>
    <meta:editing-duration>PT24M38S</meta:editing-duration>
    <meta:editing-cycles>1</meta:editing-cycles>
    <meta:document-statistic meta:table-count="0" meta:image-count="0" meta:object-count="0" meta:page-count="1" meta:paragraph-count="32" meta:word-count="264" meta:character-count="1841" meta:non-whitespace-character-count="1615"/>
    <meta:generator>LibreOffice/7.0.4.2$Linux_X86_64 LibreOffice_project/00$Build-2</meta:generator>
  </office:meta>
</office:document-meta>
</file>